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76" calcext:value-type="float">
            <text:p>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12:58.384918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4-11T15:13:05.437581694</dc:date>
    <meta:editing-duration>PT53M48S</meta:editing-duration>
    <meta:editing-cycles>31</meta:editing-cycles>
    <meta:document-statistic meta:table-count="1" meta:cell-count="14" meta:object-count="0"/>
  </office:meta>
</office:document-meta>
</file>